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4b28" officeooo:paragraph-rsid="00084b28"/>
    </style:style>
    <style:style style:name="P2" style:family="paragraph" style:parent-style-name="Standard">
      <style:text-properties officeooo:paragraph-rsid="00084b28"/>
    </style:style>
    <style:style style:name="P3" style:family="paragraph" style:parent-style-name="Standard">
      <style:text-properties officeooo:rsid="00095ada" officeooo:paragraph-rsid="00095ada"/>
    </style:style>
    <style:style style:name="P4" style:family="paragraph" style:parent-style-name="Standard">
      <style:text-properties officeooo:rsid="000a5bd9" officeooo:paragraph-rsid="000a5bd9"/>
    </style:style>
    <style:style style:name="P5" style:family="paragraph" style:parent-style-name="Standard">
      <style:text-properties officeooo:paragraph-rsid="000a5bd9"/>
    </style:style>
    <style:style style:name="T1" style:family="text">
      <style:text-properties officeooo:rsid="00084b28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087a09" style:font-size-asian="12pt" style:font-size-complex="12pt"/>
    </style:style>
    <style:style style:name="T4" style:family="text">
      <style:text-properties style:font-name="Liberation Serif" fo:font-size="12pt" officeooo:rsid="00090fb6" style:font-size-asian="12pt" style:font-size-complex="12pt"/>
    </style:style>
    <style:style style:name="T5" style:family="text">
      <style:text-properties style:font-name="Liberation Serif" fo:font-size="12pt" officeooo:rsid="00095ada" style:font-size-asian="12pt" style:font-size-complex="12pt"/>
    </style:style>
    <style:style style:name="T6" style:family="text">
      <style:text-properties style:font-name="Liberation Serif" fo:font-size="12pt" officeooo:rsid="000a5bd9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560</text:p>
      <text:p text:style-name="P1">Reading Summary 10 (Xen and the Art of virtualization)</text:p>
      <text:p text:style-name="P1">Mahendra Duwal Shrestha</text:p>
      <text:p text:style-name="P1"/>
      <text:p text:style-name="P2"><text:span text:style-name="T1">This paper was written by Paul Barham, Boris Dragovic, Keir Fraser, Steven Hand, Tim Harris, Alex Ho, Ro</text:span><text:span text:style-name="T2">lf Neugebauer, Ian Pratt, and Andrew Warfield </text:span><text:span text:style-name="T3">of University of Cambridge Computer Laboratory. This paper talks about virtual machine monitor that </text:span><text:span text:style-name="T2">allows multiple commodity operating systems to share conventional hardware in a safe and resource managed fashion, but without sacrificing either performance or functionality. </text:span><text:span text:style-name="T3">Xen would manage all multiple instances of operating systems on same physical machine </text:span><text:span text:style-name="T4">allowing many virtual machines. Different people can use those virtual machines without affecting each other's work. </text:span><text:span text:style-name="T5">But this would required Windows and Linux operating systems to be compatible with Xen format. </text:span></text:p>
      <text:p text:style-name="P3"><text:span text:style-name="T2">The authors assumed VMs would be important in future and would be very popular which I think is true case for present. Many personal computers use VM for running different operating system on its current operating system. Servers use many VMs now. </text:span></text:p>
      <text:p text:style-name="P5"><text:span text:style-name="T6">The authors talked about scheduling various hardware resources for the running VMs </text:span><text:span text:style-name="T1"><text:s/>which is reasonable since many VMs can share a resource for maximizing efficiency of usage of hardwares. </text:span></text:p>
      <text:p text:style-name="P4">Other than requiring to port operating system to Xen compatible format, other limitation is that Xen would only support up to 100 VMs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1:07:44.693869795</meta:creation-date>
    <dc:date>2015-04-20T13:22:21.301624003</dc:date>
    <meta:editing-duration>PT29M14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213" meta:character-count="1378" meta:non-whitespace-character-count="1167"/>
  </office:meta>
</office:document-meta>
</file>